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06775492108014236B1.jpg" manifest:media-type="image/jpeg"/>
  <manifest:file-entry manifest:full-path="Pictures/1000000000000190000002C77CF5F11FE140017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DejaVu Serif Condensed" fo:font-size="28pt" fo:language="en" fo:country="US" fo:font-weight="bold" officeooo:rsid="0007dcf9" officeooo:paragraph-rsid="0007dcf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 Condensed" fo:language="vi" fo:country="VN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DejaVu Serif Condensed" fo:font-size="24pt" fo:language="vi" fo:country="VN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 Condensed" fo:language="vi" fo:country="VN" officeooo:paragraph-rsid="00077c57"/>
    </style:style>
    <style:style style:name="P6" style:family="paragraph" style:parent-style-name="Standard">
      <style:paragraph-properties fo:text-align="center" style:justify-single-word="false"/>
      <style:text-properties style:font-name="DejaVu Serif Condensed" fo:font-size="24pt" fo:language="vi" fo:country="VN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GIÁO XỨ ĐỒNG TIẾN</text:p>
      <text:p text:style-name="P3"/>
      <text:p text:style-name="P3"><draw:frame draw:style-name="fr1" draw:name="Picture 4" text:anchor-type="char" svg:x="2.45in" svg:y="-0.0217in" svg:width="1.3799in" svg:height="0.4693in" draw:z-index="1"><draw:image xlink:href="Pictures/100000000000012F0000006775492108014236B1.jpg" xlink:type="simple" xlink:show="embed" xlink:actuate="onLoad" draw:mime-type="image/jpeg"/></draw:frame></text:p>
      <text:p text:style-name="P2">PHỤC SINH</text:p>
      <text:p text:style-name="P3"/>
      <text:p text:style-name="P3"/>
      <text:p text:style-name="P3"/>
      <text:p text:style-name="P3"/>
      <text:p text:style-name="P3"><draw:frame draw:style-name="fr1" draw:name="Picture 3" text:anchor-type="char" svg:x="2.2252in" svg:y="-0.0862in" svg:width="1.8209in" svg:height="3.2327in" draw:z-index="0"><draw:image xlink:href="Pictures/1000000000000190000002C77CF5F11FE140017F.jpg" xlink:type="simple" xlink:show="embed" xlink:actuate="onLoad" draw:mime-type="image/jpeg"/></draw:frame></text:p>
      <text:p text:style-name="P3"/>
      <text:p text:style-name="P3"/>
      <text:p text:style-name="P3"/>
      <text:p text:style-name="P5"><text:span text:style-name="T1">CA ĐOÀN HIỂN LINH</text:span></text:p>
      <text:p text:style-name="P1">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145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nh, Tu</meta:initial-creator>
    <meta:editing-cycles>7</meta:editing-cycles>
    <meta:print-date>2021-04-03T08:54:00</meta:print-date>
    <meta:creation-date>2021-04-03T08:46:00</meta:creation-date>
    <dc:date>2021-08-22T14:10:29.373000000</dc:date>
    <meta:editing-duration>PT31M40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4" meta:word-count="11" meta:character-count="47" meta:non-whitespace-character-count="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